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5598172D6F4625D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02cm" svg:height="12.7cm" svg:x="0.6cm" svg:y="0.7cm">
          <draw:image xlink:href="Pictures/10000000000002BA000001D5598172D6F4625D3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2T23:26:21.622635516</dc:date>
    <meta:editing-duration>PT8M10S</meta:editing-duration>
    <meta:editing-cycles>1</meta:editing-cycles>
    <meta:document-statistic meta:object-count="1"/>
    <meta:generator>LibreOffice/6.4.6.2$Linux_X86_64 LibreOffice_project/40$Build-2</meta:generator>
  </office:meta>
</office:document-meta>
</file>